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9   |   <text:a xlink:type="simple" xlink:href="http://palinfo.habago.org/Entry?Command=Information_PrintForum#FORUM40407"><text:span text:style-name="T1">#</text:span></text:a></text:p>
      <text:p text:style-name="P2">哲學家之名將一文不值~~伏爾泰</text:p>
      <text:p text:style-name="P2">說真的，沒有了人道，一個涵括所有美德的美德，哲學家之名將一文不值。（In truth, without humanity, a virtue which comprehends all virtues, the name of philosopher is little deserved.）</text:p>
      <text:p text:style-name="P2"/>
      <text:p text:style-name="P2">~~伏爾泰，法國思想家，1694-1778；《Elements de la Philosophie de Newton》（牛頓哲學原理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